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9pt" style:font-size-asian="29pt" style:font-size-complex="2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2.179cm" svg:x="1.4cm" svg:y="4.914cm" presentation:class="subtitle">
          <draw:text-box>
            <text:p>Am I A Pentester?</text:p>
            <text:p><text:span text:style-name="T1"/></text:p>
            <text:p><text:span text:style-name="T1">Romek Szczesnia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o I have Permiss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efore performing any tests, you need to ask if the site owner has allowed you to do so.</text:p>
              </text:list-item>
              <text:list-item>
                <text:p>This needs to be a formal paper stating that you are not reponsible for any hacking that occurs.</text:p>
                <text:p/>
              </text:list-item>
              <text:list-item>
                <text:p>If not, you are hacking and can be sued for doing anything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ere do we tes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isten to customer – what do they want tested?</text:p>
              </text:list-item>
              <text:list-item>
                <text:p>Have they taken precautions for you trashing their site(s)?</text:p>
              </text:list-item>
              <text:list-item>
                <text:p>Try not to perform live pentest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Do We Pentes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stinct – Where do you think are the holes?</text:p>
              </text:list-item>
              <text:list-item>
                <text:p>Pentest tools – Kali Linux</text:p>
              </text:list-item>
              <text:list-item>
                <text:p>Vulnerability test tools</text:p>
              </text:list-item>
              <text:list-item>
                <text:p>OWASP tools</text:p>
              </text:list-item>
              <text:list-item>
                <text:p>Custom pentest tools</text:p>
              </text:list-item>
              <text:list-item>
                <text:p>Fuzzing</text:p>
              </text:list-item>
              <text:list-item>
                <text:p>Brute force hack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m I A Penteste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o I ask permission?</text:p>
              </text:list-item>
              <text:list-item>
                <text:p>Do I talk to the customer?</text:p>
              </text:list-item>
              <text:list-item>
                <text:p>Do I carefully test?</text:p>
              </text:list-item>
              <text:list-item>
                <text:p>Do I report the findings openly?</text:p>
              </text:list-item>
              <text:list-item>
                <text:p>Do I show how the customer improves?</text:p>
                <text:p/>
              </text:list-item>
              <text:list-item>
                <text:p><text:span text:style-name="T2">If any of these are not you, you are not a pentester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2T23:47:42.199599000</meta:creation-date>
    <dc:date>2016-05-23T00:08:33.923907000</dc:date>
    <meta:editing-duration>PT20M49S</meta:editing-duration>
    <meta:editing-cycles>4</meta:editing-cycles>
    <meta:generator>LibreOffice/4.3.4.1$MacOSX_X86_64 LibreOffice_project/bc356b2f991740509f321d70e4512a6a54c5f243</meta:generator>
    <meta:document-statistic meta:object-count="40"/>
  </office:meta>
</office:document-meta>
</file>